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04e1" officeooo:paragraph-rsid="001904e1"/>
    </style:style>
    <style:style style:name="P2" style:family="paragraph" style:parent-style-name="Standard">
      <style:text-properties officeooo:rsid="001904e1" officeooo:paragraph-rsid="001d7945"/>
    </style:style>
    <style:style style:name="P3" style:family="paragraph" style:parent-style-name="Standard">
      <style:text-properties officeooo:rsid="001a7e51" officeooo:paragraph-rsid="001a7e51"/>
    </style:style>
    <style:style style:name="P4" style:family="paragraph" style:parent-style-name="Standard">
      <style:text-properties officeooo:rsid="001904e1" officeooo:paragraph-rsid="001f4225"/>
    </style:style>
    <style:style style:name="P5" style:family="paragraph" style:parent-style-name="Standard">
      <style:text-properties officeooo:rsid="001a7e51" officeooo:paragraph-rsid="001f4225"/>
    </style:style>
    <style:style style:name="P6" style:family="paragraph" style:parent-style-name="Standard">
      <style:text-properties officeooo:rsid="001f4225" officeooo:paragraph-rsid="001f4225"/>
    </style:style>
    <style:style style:name="T1" style:family="text">
      <style:text-properties officeooo:rsid="001a7e51"/>
    </style:style>
    <style:style style:name="T2" style:family="text">
      <style:text-properties officeooo:rsid="001c6f9f"/>
    </style:style>
    <style:style style:name="T3" style:family="text">
      <style:text-properties officeooo:rsid="001d7945"/>
    </style:style>
    <style:style style:name="T4" style:family="text">
      <style:text-properties officeooo:rsid="001f4225"/>
    </style:style>
    <style:style style:name="T5" style:family="text">
      <style:text-properties officeooo:rsid="0020e4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ature : Login test</text:p>
      <text:p text:style-name="P1"/>
      <text:p text:style-name="P1">Scenario: User can log in</text:p>
      <text:p text:style-name="P1"><text:span text:style-name="T2">Given </text:span>User is on login page</text:p>
      <text:p text:style-name="P2">When user inserts username </text:p>
      <text:p text:style-name="P2"><text:span text:style-name="T3">A</text:span>nd password</text:p>
      <text:p text:style-name="P1">And click on login button</text:p>
      <text:p text:style-name="P1">User is logged in</text:p>
      <text:p text:style-name="P1">And login button is not displayed/<text:span text:style-name="T1">And logout button is displayed</text:span></text:p>
      <text:p text:style-name="P1"/>
      <text:p text:style-name="P1"/>
      <text:p text:style-name="P1">Scenario outline: user cannot log in with invalid username</text:p>
      <text:p text:style-name="P1"><text:span text:style-name="T2">Given </text:span>User is on login page</text:p>
      <text:p text:style-name="P2">When user inserts&lt;username&gt; </text:p>
      <text:p text:style-name="P2"><text:span text:style-name="T3">A</text:span>nd password</text:p>
      <text:p text:style-name="P1">And click on login button</text:p>
      <text:p text:style-name="P1">Then User is not logged in</text:p>
      <text:p text:style-name="P1">And login button us displayed</text:p>
      <text:p text:style-name="P1"/>
      <text:p text:style-name="P1">Examples:</text:p>
      <text:p text:style-name="P1">|username|</text:p>
      <text:p text:style-name="P1">|”miawallace|</text:p>
      <text:p text:style-name="P1">|”pulpfiction|</text:p>
      <text:p text:style-name="P3">|””|</text:p>
      <text:p text:style-name="P1"/>
      <text:p text:style-name="P1"/>
      <text:p text:style-name="P1">Scenario outline: user cannot log in with invalid password</text:p>
      <text:p text:style-name="P1"/>
      <text:p text:style-name="P1"><text:span text:style-name="T2">Given </text:span>User is on login page</text:p>
      <text:p text:style-name="P2">When user inserts username </text:p>
      <text:p text:style-name="P2"><text:span text:style-name="T3">A</text:span>nd &lt;password&gt;</text:p>
      <text:p text:style-name="P1">And click on login button</text:p>
      <text:p text:style-name="P1">Then User is not logged in</text:p>
      <text:p text:style-name="P3">And login button is displayed/And logout button is not dispplayed</text:p>
      <text:p text:style-name="P1"/>
      <text:p text:style-name="P1">Examples:</text:p>
      <text:p text:style-name="P1">|password|</text:p>
      <text:p text:style-name="P1">|”pass122”|</text:p>
      <text:p text:style-name="P1">|”wrongpass”|</text:p>
      <text:p text:style-name="P3">|””|</text:p>
      <text:p text:style-name="P1"/>
      <text:p text:style-name="P1"/>
      <text:p text:style-name="P1">Scenario outiline: user cannot log in with invalid username and password</text:p>
      <text:p text:style-name="P1"><text:span text:style-name="T2">Given </text:span>User is on login page</text:p>
      <text:p text:style-name="P2">When user inserts &lt;username&gt; </text:p>
      <text:p text:style-name="P2">and &lt;password&gt; </text:p>
      <text:p text:style-name="P2">and</text:p>
      <text:p text:style-name="P1">click on login button</text:p>
      <text:p text:style-name="P1">Then User is not logged in</text:p>
      <text:p text:style-name="P1"><text:soft-page-break/></text:p>
      <text:p text:style-name="P1">Examples:</text:p>
      <text:p text:style-name="P1">|username|password|</text:p>
      <text:p text:style-name="P1">|”miawallace”|”pass123”|</text:p>
      <text:p text:style-name="P1">|”pulpfiction”|”wrongpass”|</text:p>
      <text:p text:style-name="P3">|””||””|</text:p>
      <text:p text:style-name="P1"/>
      <text:p text:style-name="P1"/>
      <text:p text:style-name="P4">Feature : <text:span text:style-name="T4">Register form</text:span></text:p>
      <text:p text:style-name="P4"/>
      <text:p text:style-name="P4">Scenario: User can <text:span text:style-name="T4">register</text:span></text:p>
      <text:p text:style-name="P4"><text:span text:style-name="T2">Given </text:span>User is on login page</text:p>
      <text:p text:style-name="P4">When user <text:span text:style-name="T4">click on new user</text:span></text:p>
      <text:p text:style-name="P4"><text:span text:style-name="T4">And inserts firstname</text:span> </text:p>
      <text:p text:style-name="P4"><text:span text:style-name="T3">A</text:span>nd <text:span text:style-name="T4">inserts lastname</text:span></text:p>
      <text:p text:style-name="P6">And inserts username</text:p>
      <text:p text:style-name="P6">And inserts password</text:p>
      <text:p text:style-name="P4">And click on <text:span text:style-name="T4">register</text:span> button</text:p>
      <text:p text:style-name="P4">User is <text:span text:style-name="T4">succesfully register</text:span></text:p>
      <text:p text:style-name="P4">And <text:span text:style-name="T4">register </text:span>button is not displayed</text:p>
      <text:p text:style-name="P4"/>
      <text:p text:style-name="P4"/>
      <text:p text:style-name="P4">Scenario outline: <text:span text:style-name="T5">U</text:span>ser cannot <text:span text:style-name="T4">register</text:span> with invalid <text:span text:style-name="T4">password</text:span></text:p>
      <text:p text:style-name="P4"><text:span text:style-name="T2">Given </text:span>User is on login page</text:p>
      <text:p text:style-name="P4">When user <text:span text:style-name="T4">click on new user</text:span></text:p>
      <text:p text:style-name="P4"><text:span text:style-name="T4">And inserts firstname</text:span> </text:p>
      <text:p text:style-name="P4"><text:span text:style-name="T3">A</text:span>nd <text:span text:style-name="T4">inserts lastname</text:span></text:p>
      <text:p text:style-name="P6">And inserts username</text:p>
      <text:p text:style-name="P6">And inserts &lt;password&gt;</text:p>
      <text:p text:style-name="P4">And click on <text:span text:style-name="T4">register</text:span> button</text:p>
      <text:p text:style-name="P4">User <text:span text:style-name="T4">is not registered</text:span></text:p>
      <text:p text:style-name="P4">And <text:span text:style-name="T4">register </text:span>button is displayed</text:p>
      <text:p text:style-name="P4"/>
      <text:p text:style-name="P4">Examples:</text:p>
      <text:p text:style-name="P4">|<text:span text:style-name="T4">password</text:span>|</text:p>
      <text:p text:style-name="P4">|”<text:span text:style-name="T4">pulpfiction”|</text:span>|</text:p>
      <text:p text:style-name="P4">|”pulp fiction”|</text:p>
      <text:p text:style-name="P5">|””|</text:p>
      <text:p text:style-name="P6">|”pulpfiction1”|</text:p>
      <text:p text:style-name="P6">|”Pulpfiction1”|</text:p>
      <text:p text:style-name="P6">|”Pulpfiction!|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27T19:43:43.822663784</meta:creation-date>
    <dc:date>2023-02-01T20:56:19.513055751</dc:date>
    <meta:editing-duration>PT9M7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73" meta:word-count="269" meta:character-count="1701" meta:non-whitespace-character-count="1498"/>
  </office:meta>
</office:document-meta>
</file>